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126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oloist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Stacy, Thom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lar, Sherr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vinson, Euge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Clair, Judit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rucker, Stanle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obinson, Joseph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Dicterow, Glenn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Kaufman, Mindy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Westminster Choir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lessi, Joseph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yers, Philip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Kossoff, David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Brey, Carte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arlington, Dorothy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eak, Jon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Botti, Robert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Ginsberg, Marc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arabella, John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ial, Ber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merican Boychoir, Th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lske, Erik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unroe, Lorn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avidoff, Judith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arty, Lionel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Freeman, Stephe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rigliano, John, Sr.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hurch, Sandr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ritle, Ke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lessi, Joseph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imenauer, Pete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eubauer, Pau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panjer, R. Alle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Jacobs, Pau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taples, Shery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Jennings, Joh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shby, Jerom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Olsen, Stanfor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helps, Cynthi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omberg, Harol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ummer, Joh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nderwood, Keit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homanerchor Leipzig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estminster Symphonic Choi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rkert, Annett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rpenter, Mary Chapi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tepansky, Ala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inlayson, Davi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ex, Char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Young, Rebecca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tern, Nina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ordignon, Paol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enzarella, Vince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ullivan, Rober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oon, Eile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im, Lis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evine, Duk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im, Michel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ollings, Mat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riffey, Anthony Dea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iastro, Mishe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loyd, Margar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rroll, Davi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arwood, Donal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erman, Edward, Jr.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urgio, Michae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lley, Scot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arroll, Jo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arrell, Mack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chola Cantorum of N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ykes, Jubila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rskine, Pet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ouglas, Jerr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hillips, Mar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ang, Lian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nner, Nadi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ingreen, Harrie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 Intinis, Rain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ck, Warre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skowski, Ki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ilt, Jam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rown, Rod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orley, James Archi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rook, Paig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chuster, Joseph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ellison, Sime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itch, Dougla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ain, Willia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ler, Joh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uidi, Scipio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cenda, Aubre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kuma, Keisuk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rooklyn Boys' Choru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ttle Church Around the Corner Boys' Choi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urthy, Zolta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novan, Pet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porito, Jam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siker, Le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llenstein, Alfr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ilbert, Ja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bate, Brun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ker, Juliu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on, Fion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one, Willi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cNair, Sylvi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oth, Jerom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rjan, Tatian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indell, Leonar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ansen, Dion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ye, Rog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ailey, Eld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acchiano, Willi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hambers, Jam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aenicke, Brun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cGinnis, Rober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 Rosa, Richar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eade, Dav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evens, Lar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ay, Conni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ohon, Benjam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arga, Laszl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Loach, Marcu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kamoto, Satosh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horus of the Mariinsky Theat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ohnson, Dea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uney, Scot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ngle, Lor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eath, Perc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akebe, Yok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org, Julian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harlap, Bil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vary, Lorenz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esby, Carl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ackson, Mil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ubbard, To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ogany, Im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loyd, Davi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lligan Quartet, The Gerr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'Donovan, Aoif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emp, Er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ewis, Joh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ritch, Bill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bb, Kev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mans, Joh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lligan, Gerr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Quivar, Florenc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Yeend, Franc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ngevin, Rober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odern Jazz Quarte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tinez, Margarit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zot, Paul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ll, Howa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allessio, Richa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Zegler, Manue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mb, Christopher S.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re, Joh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ossman, David J.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rinity Boys' Choi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osenberger, Walt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lisi, Willia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ng, Morri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uckman, Danie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rrington, Terri Lyn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ottlieb, Gord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u, Qia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merata Singers, Th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scona, Nicol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ogers, Reub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chulz, Le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elson, Judi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ane, Richa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udo, Sumi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zantho, Eni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pton, Marth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rozzi, Socra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tin, Pet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 Porta, Joh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nter, Brigit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ly, Dea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ok, Barbar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chrane, Eleano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uccio, Mar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eber, Eleano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ttle, Kathle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cDermott, Kerr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eves, Dian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ust, Isabel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oerke, Christ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chaeffer, Joh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ver, Leonar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bb, Timoth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rminaro, Joh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ltzer, Harol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warz, Gerar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ys Choir of Harlem, Th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eitzer, So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ncer, Willia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lbert, Ala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zzi, Mich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bb, Caro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er, Ala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o, Hyung-k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ntanaro, Ton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worsky, Richar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dmun, Roy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ines, LeRoy (Roy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rfeon Donostiarri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iff, Anton, Sr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hilharmonic Choru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chey, Lub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salis, Wynt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omas, Russel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trenko, Mikhai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s, Coenraad V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dsworth, Char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lter, Brun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ur, Emi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udien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lliott, Krist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strin, Harve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astasio, Tre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gudesman, Alekse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rle, The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ule, Micha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lognini, Rem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Giallonardo , Christ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nge, Ha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ruglikov, Marin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an Vliet, Corneliu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rritt, Tif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ese, Frederic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lvin, Shaw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cas, Geor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tson, Jea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ek, Joh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nay, Ram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shkis, Theres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uncan, Tod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nsteel, Debora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rgan State University Choi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gudesman &amp; Jo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rnstein, Leonar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lde, Patrici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eillor, Garris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ill, Stuar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da, Franc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urel, Jenn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ndon, Geor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rester, Maure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m, Myung-H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rriman, Na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celli, Andre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yle, John A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alente, Benit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len, Bet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lcone, Mari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utch, Natha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ird, Thoma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rphy, Heidi Gra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eller, Marth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tzger, Ottil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lla, Theodo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ader, Geor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arnay, Astri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xtresser, Jean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, Yo-Y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nsdorf, Etha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zz at Lincoln Center Orchestr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thberg, Elisabet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ntzer, Susan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rugger, Jana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mith, Wellingt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mez, Li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yper, L. Willi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ooklyn Youth Chor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ttra, Scot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rdon, Kenne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bbins, Gera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se, Leon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senker, Micha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men, Willi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ooks, Ric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lain, Re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lish, Gilb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rlston, Er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stner, Alfr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ks, Meliss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oom, Joshu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uley, Wilb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ylor, Clift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rzin, Le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shall, Wende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ughnessy, 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e, Ja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w York Philharmon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mons, E. Romay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ntana, Santi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zdale, Rob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de, Walter H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bertson, Ra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nn, Nath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Forge, Fran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wnsend, Ru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monsky, Andre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rris, Vic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l-City Sing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ff, Ant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llard, Er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mb, Joh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gario, Tomik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ollo Club Chor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n Lier, Lina Co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naushek, Willi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adesus, Gab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nas, Lesl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rry, Wal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pson Bell, Hea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ctor, Idar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umann, Me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x, Emanu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ng, Lind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pp, Fran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hane, Jeffre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rsson, An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wis, Ric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ch Choir of Montclai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berts, Geor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ster, Davi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mbeesan, Sreedhar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nge, Fras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nwald, Ern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lhor, Kayh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oban, Jo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n, Rob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Amboise, Jac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mith, Harold Osbo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lp, Jul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hittemore, Arth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ted States Marine Drum and Bugle Cor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rdica, Lilli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nes, Laur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d, Arth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rhardt, Ele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rtlett, Eth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'Hara, Kell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egen, Judi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orr, Friedri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wens, E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umann-Heink, Ernes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olfe, Bets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chenko, Alexa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spham, David Sc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ishka, Pau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es, Sim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olff, Beverl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sen, My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yssinian Sanctuary Choi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ez, Jo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t, Melan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lson, Lou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vis, Leon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iend, Rodne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mm, Dona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binstein Club Chor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lnes, Sherri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ewer, Chris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eckgold, Gr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rfel, Bry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leman, Gerald K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royo, Mart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mstad, Oli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rne, Marily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nza, Ez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adesus, Rob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pson, Mariet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redo, Jai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egel, Kenne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ens, Edi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dwig, Chris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ockman, Ja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irley-Quirk, Joh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auson, Willi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loyd, Rob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rons, Jerem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bhard, Heinri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yn-Julson, Phyll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anet, Nichol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erson, Mari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hloff, Rola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lway, Ja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binova, An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gstaff, Joh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tral, Elizabe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ddoe, Dan F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chalski, Raymo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ne, Trud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ppet, Clar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cbeth, Flore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ownlee, Joh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ier, Waltra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van, Cherpullesse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 Cecco, Enric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rmer, A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seman, Rona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mel, Martine V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rkby-Lunn, Loui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Gaetani, J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l, Joshu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ema, Mar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illiard String Quart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yden, Meliss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efried, Irmg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ntoni, Ros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xon, Benjam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ssief, Kelley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oloist</text:p>
          </table:table-cell>
          <table:table-cell office:value-type="string" calcext:value-type="string">
            <text:p>Eigenvector Centrality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Tritle, K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lske, Erik</text:p>
          </table:table-cell>
          <table:table-cell office:value-type="float" office:value="0.810750406594923" calcext:value-type="float">
            <text:p>0.810750406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yers, Philip</text:p>
          </table:table-cell>
          <table:table-cell office:value-type="float" office:value="0.72149791726364" calcext:value-type="float">
            <text:p>0.721497917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rabella, John</text:p>
          </table:table-cell>
          <table:table-cell office:value-type="float" office:value="0.681043607967436" calcext:value-type="float">
            <text:p>0.68104360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essi, Joseph</text:p>
          </table:table-cell>
          <table:table-cell office:value-type="float" office:value="0.663599422288134" calcext:value-type="float">
            <text:p>0.663599422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arlington, Dorothy</text:p>
          </table:table-cell>
          <table:table-cell office:value-type="float" office:value="0.613895901601596" calcext:value-type="float">
            <text:p>0.6138959016</text:p>
          </table:table-cell>
          <table:table-cell/>
        </table:table-row>
        <table:table-row table:style-name="ro1">
          <table:table-cell office:value-type="string" calcext:value-type="string">
            <text:p>LeClair, Judith</text:p>
          </table:table-cell>
          <table:table-cell office:value-type="float" office:value="0.583526880366817" calcext:value-type="float">
            <text:p>0.5835268804</text:p>
          </table:table-cell>
          <table:table-cell/>
        </table:table-row>
        <table:table-row table:style-name="ro1">
          <table:table-cell office:value-type="string" calcext:value-type="string">
            <text:p>Davidoff, Judith</text:p>
          </table:table-cell>
          <table:table-cell office:value-type="float" office:value="0.577330400673729" calcext:value-type="float">
            <text:p>0.5773304007</text:p>
          </table:table-cell>
          <table:table-cell/>
        </table:table-row>
        <table:table-row table:style-name="ro1">
          <table:table-cell office:value-type="string" calcext:value-type="string">
            <text:p>Deak, Jon</text:p>
          </table:table-cell>
          <table:table-cell office:value-type="float" office:value="0.566435308928737" calcext:value-type="float">
            <text:p>0.5664353089</text:p>
          </table:table-cell>
          <table:table-cell/>
        </table:table-row>
        <table:table-row table:style-name="ro1">
          <table:table-cell office:value-type="string" calcext:value-type="string">
            <text:p>Party, Lionel</text:p>
          </table:table-cell>
          <table:table-cell office:value-type="float" office:value="0.543356016377303" calcext:value-type="float">
            <text:p>0.5433560164</text:p>
          </table:table-cell>
          <table:table-cell/>
        </table:table-row>
        <table:table-row table:style-name="ro1">
          <table:table-cell office:value-type="string" calcext:value-type="string">
            <text:p>Kossoff, David</text:p>
          </table:table-cell>
          <table:table-cell office:value-type="float" office:value="0.532685683450551" calcext:value-type="float">
            <text:p>0.5326856835</text:p>
          </table:table-cell>
          <table:table-cell/>
        </table:table-row>
        <table:table-row table:style-name="ro1">
          <table:table-cell office:value-type="string" calcext:value-type="string">
            <text:p>Bial, Bert</text:p>
          </table:table-cell>
          <table:table-cell office:value-type="float" office:value="0.512553919502767" calcext:value-type="float">
            <text:p>0.5125539195</text:p>
          </table:table-cell>
          <table:table-cell/>
        </table:table-row>
        <table:table-row table:style-name="ro1">
          <table:table-cell office:value-type="string" calcext:value-type="string">
            <text:p>Carroll, David</text:p>
          </table:table-cell>
          <table:table-cell office:value-type="float" office:value="0.453755357407671" calcext:value-type="float">
            <text:p>0.4537553574</text:p>
          </table:table-cell>
          <table:table-cell/>
        </table:table-row>
        <table:table-row table:style-name="ro1">
          <table:table-cell office:value-type="string" calcext:value-type="string">
            <text:p>Brey, Carter</text:p>
          </table:table-cell>
          <table:table-cell office:value-type="float" office:value="0.443491474556693" calcext:value-type="float">
            <text:p>0.4434914746</text:p>
          </table:table-cell>
          <table:table-cell/>
        </table:table-row>
        <table:table-row table:style-name="ro1">
          <table:table-cell office:value-type="string" calcext:value-type="string">
            <text:p>Levinson, Eugene</text:p>
          </table:table-cell>
          <table:table-cell office:value-type="float" office:value="0.426527383507243" calcext:value-type="float">
            <text:p>0.4265273835</text:p>
          </table:table-cell>
          <table:table-cell/>
        </table:table-row>
        <table:table-row table:style-name="ro1">
          <table:table-cell office:value-type="string" calcext:value-type="string">
            <text:p>Stacy, Thomas</text:p>
          </table:table-cell>
          <table:table-cell office:value-type="float" office:value="0.425781437395798" calcext:value-type="float">
            <text:p>0.4257814374</text:p>
          </table:table-cell>
          <table:table-cell/>
        </table:table-row>
        <table:table-row table:style-name="ro1">
          <table:table-cell office:value-type="string" calcext:value-type="string">
            <text:p>Wingreen, Harriet</text:p>
          </table:table-cell>
          <table:table-cell office:value-type="float" office:value="0.40174365681367" calcext:value-type="float">
            <text:p>0.4017436568</text:p>
          </table:table-cell>
          <table:table-cell/>
        </table:table-row>
        <table:table-row table:style-name="ro1">
          <table:table-cell office:value-type="string" calcext:value-type="string">
            <text:p>De Intinis, Rainer</text:p>
          </table:table-cell>
          <table:table-cell office:value-type="float" office:value="0.337558548910803" calcext:value-type="float">
            <text:p>0.3375585489</text:p>
          </table:table-cell>
          <table:table-cell/>
        </table:table-row>
        <table:table-row table:style-name="ro1">
          <table:table-cell office:value-type="string" calcext:value-type="string">
            <text:p>Freeman, Stephen</text:p>
          </table:table-cell>
          <table:table-cell office:value-type="float" office:value="0.337431418812261" calcext:value-type="float">
            <text:p>0.3374314188</text:p>
          </table:table-cell>
          <table:table-cell/>
        </table:table-row>
        <table:table-row table:style-name="ro1">
          <table:table-cell office:value-type="string" calcext:value-type="string">
            <text:p>Stepansky, Alan</text:p>
          </table:table-cell>
          <table:table-cell office:value-type="float" office:value="0.33250803210277" calcext:value-type="float">
            <text:p>0.3325080321</text:p>
          </table:table-cell>
          <table:table-cell/>
        </table:table-row>
        <table:table-row table:style-name="ro1">
          <table:table-cell office:value-type="string" calcext:value-type="string">
            <text:p>Alessi, Joseph</text:p>
          </table:table-cell>
          <table:table-cell office:value-type="float" office:value="0.310653206519466" calcext:value-type="float">
            <text:p>0.3106532065</text:p>
          </table:table-cell>
          <table:table-cell/>
        </table:table-row>
        <table:table-row table:style-name="ro1">
          <table:table-cell office:value-type="string" calcext:value-type="string">
            <text:p>Simenauer, Peter</text:p>
          </table:table-cell>
          <table:table-cell office:value-type="float" office:value="0.288266913554749" calcext:value-type="float">
            <text:p>0.2882669136</text:p>
          </table:table-cell>
          <table:table-cell/>
        </table:table-row>
        <table:table-row table:style-name="ro1">
          <table:table-cell office:value-type="string" calcext:value-type="string">
            <text:p>Finlayson, David</text:p>
          </table:table-cell>
          <table:table-cell office:value-type="float" office:value="0.277705939497416" calcext:value-type="float">
            <text:p>0.2777059395</text:p>
          </table:table-cell>
          <table:table-cell/>
        </table:table-row>
        <table:table-row table:style-name="ro1">
          <table:table-cell office:value-type="string" calcext:value-type="string">
            <text:p>Wall, Howard</text:p>
          </table:table-cell>
          <table:table-cell office:value-type="float" office:value="0.264873032257956" calcext:value-type="float">
            <text:p>0.2648730323</text:p>
          </table:table-cell>
          <table:table-cell/>
        </table:table-row>
        <table:table-row table:style-name="ro1">
          <table:table-cell office:value-type="string" calcext:value-type="string">
            <text:p>Kaufman, Mindy</text:p>
          </table:table-cell>
          <table:table-cell office:value-type="float" office:value="0.260499502827021" calcext:value-type="float">
            <text:p>0.2604995028</text:p>
          </table:table-cell>
          <table:table-cell/>
        </table:table-row>
        <table:table-row table:style-name="ro1">
          <table:table-cell office:value-type="string" calcext:value-type="string">
            <text:p>Drucker, Stanley</text:p>
          </table:table-cell>
          <table:table-cell office:value-type="float" office:value="0.258914078289843" calcext:value-type="float">
            <text:p>0.2589140783</text:p>
          </table:table-cell>
          <table:table-cell/>
        </table:table-row>
        <table:table-row table:style-name="ro1">
          <table:table-cell office:value-type="string" calcext:value-type="string">
            <text:p>Deck, Warren</text:p>
          </table:table-cell>
          <table:table-cell office:value-type="float" office:value="0.257427119869561" calcext:value-type="float">
            <text:p>0.2574271199</text:p>
          </table:table-cell>
          <table:table-cell/>
        </table:table-row>
        <table:table-row table:style-name="ro1">
          <table:table-cell office:value-type="string" calcext:value-type="string">
            <text:p>Spanjer, R. Allen</text:p>
          </table:table-cell>
          <table:table-cell office:value-type="float" office:value="0.248805262763362" calcext:value-type="float">
            <text:p>0.2488052628</text:p>
          </table:table-cell>
          <table:table-cell/>
        </table:table-row>
        <table:table-row table:style-name="ro1">
          <table:table-cell office:value-type="string" calcext:value-type="string">
            <text:p>Sylar, Sherry</text:p>
          </table:table-cell>
          <table:table-cell office:value-type="float" office:value="0.238841596538832" calcext:value-type="float">
            <text:p>0.2388415965</text:p>
          </table:table-cell>
          <table:table-cell/>
        </table:table-row>
        <table:table-row table:style-name="ro1">
          <table:table-cell office:value-type="string" calcext:value-type="string">
            <text:p>Bordignon, Paolo</text:p>
          </table:table-cell>
          <table:table-cell office:value-type="float" office:value="0.228090636981956" calcext:value-type="float">
            <text:p>0.228090637</text:p>
          </table:table-cell>
          <table:table-cell/>
        </table:table-row>
        <table:table-row table:style-name="ro1">
          <table:table-cell office:value-type="string" calcext:value-type="string">
            <text:p>Harwood, Donald</text:p>
          </table:table-cell>
          <table:table-cell office:value-type="float" office:value="0.215076495133836" calcext:value-type="float">
            <text:p>0.2150764951</text:p>
          </table:table-cell>
          <table:table-cell/>
        </table:table-row>
        <table:table-row table:style-name="ro1">
          <table:table-cell office:value-type="string" calcext:value-type="string">
            <text:p>Facenda, Aubrey</text:p>
          </table:table-cell>
          <table:table-cell office:value-type="float" office:value="0.205325528084437" calcext:value-type="float">
            <text:p>0.2053255281</text:p>
          </table:table-cell>
          <table:table-cell/>
        </table:table-row>
        <table:table-row table:style-name="ro1">
          <table:table-cell office:value-type="string" calcext:value-type="string">
            <text:p>Penzarella, Vincent</text:p>
          </table:table-cell>
          <table:table-cell office:value-type="float" office:value="0.182284442196281" calcext:value-type="float">
            <text:p>0.1822844422</text:p>
          </table:table-cell>
          <table:table-cell/>
        </table:table-row>
        <table:table-row table:style-name="ro1">
          <table:table-cell office:value-type="string" calcext:value-type="string">
            <text:p>Schaeffer, John</text:p>
          </table:table-cell>
          <table:table-cell office:value-type="float" office:value="0.181545078714941" calcext:value-type="float">
            <text:p>0.1815450787</text:p>
          </table:table-cell>
          <table:table-cell/>
        </table:table-row>
        <table:table-row table:style-name="ro1">
          <table:table-cell office:value-type="string" calcext:value-type="string">
            <text:p>Robinson, Joseph</text:p>
          </table:table-cell>
          <table:table-cell office:value-type="float" office:value="0.172602519487529" calcext:value-type="float">
            <text:p>0.1726025195</text:p>
          </table:table-cell>
          <table:table-cell/>
        </table:table-row>
        <table:table-row table:style-name="ro1">
          <table:table-cell office:value-type="string" calcext:value-type="string">
            <text:p>Laskowski, Kim</text:p>
          </table:table-cell>
          <table:table-cell office:value-type="float" office:value="0.165457482324433" calcext:value-type="float">
            <text:p>0.1654574823</text:p>
          </table:table-cell>
          <table:table-cell/>
        </table:table-row>
        <table:table-row table:style-name="ro1">
          <table:table-cell office:value-type="string" calcext:value-type="string">
            <text:p>Sullivan, Robert</text:p>
          </table:table-cell>
          <table:table-cell office:value-type="float" office:value="0.159012287488302" calcext:value-type="float">
            <text:p>0.1590122875</text:p>
          </table:table-cell>
          <table:table-cell/>
        </table:table-row>
        <table:table-row table:style-name="ro1">
          <table:table-cell office:value-type="string" calcext:value-type="string">
            <text:p>Wilt, James</text:p>
          </table:table-cell>
          <table:table-cell office:value-type="float" office:value="0.159012287488302" calcext:value-type="float">
            <text:p>0.1590122875</text:p>
          </table:table-cell>
          <table:table-cell/>
        </table:table-row>
        <table:table-row table:style-name="ro1">
          <table:table-cell office:value-type="string" calcext:value-type="string">
            <text:p>Dallessio, Richard</text:p>
          </table:table-cell>
          <table:table-cell office:value-type="float" office:value="0.143211111292224" calcext:value-type="float">
            <text:p>0.1432111113</text:p>
          </table:table-cell>
          <table:table-cell/>
        </table:table-row>
        <table:table-row table:style-name="ro1">
          <table:table-cell office:value-type="string" calcext:value-type="string">
            <text:p>Jacobs, Paul</text:p>
          </table:table-cell>
          <table:table-cell office:value-type="float" office:value="0.133977069294503" calcext:value-type="float">
            <text:p>0.1339770693</text:p>
          </table:table-cell>
          <table:table-cell/>
        </table:table-row>
        <table:table-row table:style-name="ro1">
          <table:table-cell office:value-type="string" calcext:value-type="string">
            <text:p>Ikuma, Keisuke</text:p>
          </table:table-cell>
          <table:table-cell office:value-type="float" office:value="0.1325990939812" calcext:value-type="float">
            <text:p>0.132599094</text:p>
          </table:table-cell>
          <table:table-cell/>
        </table:table-row>
        <table:table-row table:style-name="ro1">
          <table:table-cell office:value-type="string" calcext:value-type="string">
            <text:p>Moon, Eileen</text:p>
          </table:table-cell>
          <table:table-cell office:value-type="float" office:value="0.13170426085312" calcext:value-type="float">
            <text:p>0.1317042609</text:p>
          </table:table-cell>
          <table:table-cell/>
        </table:table-row>
        <table:table-row table:style-name="ro1">
          <table:table-cell office:value-type="string" calcext:value-type="string">
            <text:p>Hindell, Leonard</text:p>
          </table:table-cell>
          <table:table-cell office:value-type="float" office:value="0.131306484922269" calcext:value-type="float">
            <text:p>0.1313064849</text:p>
          </table:table-cell>
          <table:table-cell/>
        </table:table-row>
        <table:table-row table:style-name="ro1">
          <table:table-cell office:value-type="string" calcext:value-type="string">
            <text:p>Botti, Robert</text:p>
          </table:table-cell>
          <table:table-cell office:value-type="float" office:value="0.128162941922691" calcext:value-type="float">
            <text:p>0.1281629419</text:p>
          </table:table-cell>
          <table:table-cell/>
        </table:table-row>
        <table:table-row table:style-name="ro1">
          <table:table-cell office:value-type="string" calcext:value-type="string">
            <text:p>Rex, Charles</text:p>
          </table:table-cell>
          <table:table-cell office:value-type="float" office:value="0.120398315055313" calcext:value-type="float">
            <text:p>0.1203983151</text:p>
          </table:table-cell>
          <table:table-cell/>
        </table:table-row>
        <table:table-row table:style-name="ro1">
          <table:table-cell office:value-type="string" calcext:value-type="string">
            <text:p>Hansen, Dionne</text:p>
          </table:table-cell>
          <table:table-cell office:value-type="float" office:value="0.120398315055313" calcext:value-type="float">
            <text:p>0.1203983151</text:p>
          </table:table-cell>
          <table:table-cell/>
        </table:table-row>
        <table:table-row table:style-name="ro1">
          <table:table-cell office:value-type="string" calcext:value-type="string">
            <text:p>Raver, Leonard</text:p>
          </table:table-cell>
          <table:table-cell office:value-type="float" office:value="0.120398315055313" calcext:value-type="float">
            <text:p>0.1203983151</text:p>
          </table:table-cell>
          <table:table-cell/>
        </table:table-row>
        <table:table-row table:style-name="ro1">
          <table:table-cell office:value-type="string" calcext:value-type="string">
            <text:p>Nye, Roger</text:p>
          </table:table-cell>
          <table:table-cell office:value-type="float" office:value="0.119656886777606" calcext:value-type="float">
            <text:p>0.1196568868</text:p>
          </table:table-cell>
          <table:table-cell/>
        </table:table-row>
        <table:table-row table:style-name="ro1">
          <table:table-cell office:value-type="string" calcext:value-type="string">
            <text:p>Ashby, Jerome</text:p>
          </table:table-cell>
          <table:table-cell office:value-type="float" office:value="0.119358849201578" calcext:value-type="float">
            <text:p>0.1193588492</text:p>
          </table:table-cell>
          <table:table-cell/>
        </table:table-row>
        <table:table-row table:style-name="ro1">
          <table:table-cell office:value-type="string" calcext:value-type="string">
            <text:p>Phelps, Cynthia</text:p>
          </table:table-cell>
          <table:table-cell office:value-type="float" office:value="0.107116617249695" calcext:value-type="float">
            <text:p>0.1071166172</text:p>
          </table:table-cell>
          <table:table-cell/>
        </table:table-row>
        <table:table-row table:style-name="ro1">
          <table:table-cell office:value-type="string" calcext:value-type="string">
            <text:p>Herman, Edward, Jr.</text:p>
          </table:table-cell>
          <table:table-cell office:value-type="float" office:value="0.0779657176446408" calcext:value-type="float">
            <text:p>0.0779657176</text:p>
          </table:table-cell>
          <table:table-cell/>
        </table:table-row>
        <table:table-row table:style-name="ro1">
          <table:table-cell office:value-type="string" calcext:value-type="string">
            <text:p>American Boychoir, The</text:p>
          </table:table-cell>
          <table:table-cell office:value-type="float" office:value="0.0738038807738567" calcext:value-type="float">
            <text:p>0.0738038808</text:p>
          </table:table-cell>
          <table:table-cell/>
        </table:table-row>
        <table:table-row table:style-name="ro1">
          <table:table-cell office:value-type="string" calcext:value-type="string">
            <text:p>Brooklyn Boys' Chorus</text:p>
          </table:table-cell>
          <table:table-cell office:value-type="float" office:value="0.0679912451337605" calcext:value-type="float">
            <text:p>0.0679912451</text:p>
          </table:table-cell>
          <table:table-cell/>
        </table:table-row>
        <table:table-row table:style-name="ro1">
          <table:table-cell office:value-type="string" calcext:value-type="string">
            <text:p>Zegler, Manuel</text:p>
          </table:table-cell>
          <table:table-cell office:value-type="float" office:value="0.058441386095129" calcext:value-type="float">
            <text:p>0.0584413861</text:p>
          </table:table-cell>
          <table:table-cell/>
        </table:table-row>
        <table:table-row table:style-name="ro1">
          <table:table-cell office:value-type="string" calcext:value-type="string">
            <text:p>Westminster Choir</text:p>
          </table:table-cell>
          <table:table-cell office:value-type="float" office:value="0.0582875588678818" calcext:value-type="float">
            <text:p>0.0582875589</text:p>
          </table:table-cell>
          <table:table-cell/>
        </table:table-row>
        <table:table-row table:style-name="ro1">
          <table:table-cell office:value-type="string" calcext:value-type="string">
            <text:p>New York Choral Artists</text:p>
          </table:table-cell>
          <table:table-cell office:value-type="float" office:value="0.0573818480728284" calcext:value-type="float">
            <text:p>0.0573818481</text:p>
          </table:table-cell>
          <table:table-cell/>
        </table:table-row>
        <table:table-row table:style-name="ro1">
          <table:table-cell office:value-type="string" calcext:value-type="string">
            <text:p>Staples, Sheryl</text:p>
          </table:table-cell>
          <table:table-cell office:value-type="float" office:value="0.0541978963534949" calcext:value-type="float">
            <text:p>0.0541978964</text:p>
          </table:table-cell>
          <table:table-cell/>
        </table:table-row>
        <table:table-row table:style-name="ro1">
          <table:table-cell office:value-type="string" calcext:value-type="string">
            <text:p>Young, Rebecca</text:p>
          </table:table-cell>
          <table:table-cell office:value-type="float" office:value="0.053953918908706" calcext:value-type="float">
            <text:p>0.0539539189</text:p>
          </table:table-cell>
          <table:table-cell/>
        </table:table-row>
        <table:table-row table:style-name="ro1">
          <table:table-cell office:value-type="string" calcext:value-type="string">
            <text:p>Lamb, Christopher S.</text:p>
          </table:table-cell>
          <table:table-cell office:value-type="float" office:value="0.0532500506348796" calcext:value-type="float">
            <text:p>0.0532500506</text:p>
          </table:table-cell>
          <table:table-cell/>
        </table:table-row>
        <table:table-row table:style-name="ro1">
          <table:table-cell office:value-type="string" calcext:value-type="string">
            <text:p>Cobb, Timothy</text:p>
          </table:table-cell>
          <table:table-cell office:value-type="float" office:value="0.0532500506348796" calcext:value-type="float">
            <text:p>0.0532500506</text:p>
          </table:table-cell>
          <table:table-cell/>
        </table:table-row>
        <table:table-row table:style-name="ro1">
          <table:table-cell office:value-type="string" calcext:value-type="string">
            <text:p>Ware, John</text:p>
          </table:table-cell>
          <table:table-cell office:value-type="float" office:value="0.0496284722112149" calcext:value-type="float">
            <text:p>0.0496284722</text:p>
          </table:table-cell>
          <table:table-cell/>
        </table:table-row>
        <table:table-row table:style-name="ro1">
          <table:table-cell office:value-type="string" calcext:value-type="string">
            <text:p>Jennings, John</text:p>
          </table:table-cell>
          <table:table-cell office:value-type="float" office:value="0.0493760045945752" calcext:value-type="float">
            <text:p>0.0493760046</text:p>
          </table:table-cell>
          <table:table-cell/>
        </table:table-row>
        <table:table-row table:style-name="ro1">
          <table:table-cell office:value-type="string" calcext:value-type="string">
            <text:p>Brown, Rodne</text:p>
          </table:table-cell>
          <table:table-cell office:value-type="float" office:value="0.0476295504966827" calcext:value-type="float">
            <text:p>0.0476295505</text:p>
          </table:table-cell>
          <table:table-cell/>
        </table:table-row>
        <table:table-row table:style-name="ro1">
          <table:table-cell office:value-type="string" calcext:value-type="string">
            <text:p>Burgio, Michael</text:p>
          </table:table-cell>
          <table:table-cell office:value-type="float" office:value="0.046542891934331" calcext:value-type="float">
            <text:p>0.0465428919</text:p>
          </table:table-cell>
          <table:table-cell/>
        </table:table-row>
        <table:table-row table:style-name="ro1">
          <table:table-cell office:value-type="string" calcext:value-type="string">
            <text:p>Cerminaro, John</text:p>
          </table:table-cell>
          <table:table-cell office:value-type="float" office:value="0.046542891934331" calcext:value-type="float">
            <text:p>0.0465428919</text:p>
          </table:table-cell>
          <table:table-cell/>
        </table:table-row>
        <table:table-row table:style-name="ro1">
          <table:table-cell office:value-type="string" calcext:value-type="string">
            <text:p>Grossman, David J.</text:p>
          </table:table-cell>
          <table:table-cell office:value-type="float" office:value="0.0455734944472327" calcext:value-type="float">
            <text:p>0.0455734944</text:p>
          </table:table-cell>
          <table:table-cell/>
        </table:table-row>
        <table:table-row table:style-name="ro1">
          <table:table-cell office:value-type="string" calcext:value-type="string">
            <text:p>Goltzer, Harold</text:p>
          </table:table-cell>
          <table:table-cell office:value-type="float" office:value="0.045100806769193" calcext:value-type="float">
            <text:p>0.0451008068</text:p>
          </table:table-cell>
          <table:table-cell/>
        </table:table-row>
        <table:table-row table:style-name="ro1">
          <table:table-cell office:value-type="string" calcext:value-type="string">
            <text:p>Schwarz, Gerard</text:p>
          </table:table-cell>
          <table:table-cell office:value-type="float" office:value="0.045100806769193" calcext:value-type="float">
            <text:p>0.0451008068</text:p>
          </table:table-cell>
          <table:table-cell/>
        </table:table-row>
        <table:table-row table:style-name="ro1">
          <table:table-cell office:value-type="string" calcext:value-type="string">
            <text:p>Gomez, Lino</text:p>
          </table:table-cell>
          <table:table-cell office:value-type="float" office:value="0.0435070436756443" calcext:value-type="float">
            <text:p>0.0435070437</text:p>
          </table:table-cell>
          <table:table-cell/>
        </table:table-row>
        <table:table-row table:style-name="ro1">
          <table:table-cell office:value-type="string" calcext:value-type="string">
            <text:p>Kuyper, L. William</text:p>
          </table:table-cell>
          <table:table-cell office:value-type="float" office:value="0.0435070436756443" calcext:value-type="float">
            <text:p>0.0435070437</text:p>
          </table:table-cell>
          <table:table-cell/>
        </table:table-row>
        <table:table-row table:style-name="ro1">
          <table:table-cell office:value-type="string" calcext:value-type="string">
            <text:p>Colley, Scott</text:p>
          </table:table-cell>
          <table:table-cell office:value-type="float" office:value="0.0414902335584591" calcext:value-type="float">
            <text:p>0.0414902336</text:p>
          </table:table-cell>
          <table:table-cell/>
        </table:table-row>
        <table:table-row table:style-name="ro1">
          <table:table-cell office:value-type="string" calcext:value-type="string">
            <text:p>Bailey, Elden</text:p>
          </table:table-cell>
          <table:table-cell office:value-type="float" office:value="0.0386222491030522" calcext:value-type="float">
            <text:p>0.0386222491</text:p>
          </table:table-cell>
          <table:table-cell/>
        </table:table-row>
        <table:table-row table:style-name="ro1">
          <table:table-cell office:value-type="string" calcext:value-type="string">
            <text:p>Worley, James Archie</text:p>
          </table:table-cell>
          <table:table-cell office:value-type="float" office:value="0.036134731501297" calcext:value-type="float">
            <text:p>0.0361347315</text:p>
          </table:table-cell>
          <table:table-cell/>
        </table:table-row>
        <table:table-row table:style-name="ro1">
          <table:table-cell office:value-type="string" calcext:value-type="string">
            <text:p>Trinity Boys' Choir</text:p>
          </table:table-cell>
          <table:table-cell office:value-type="float" office:value="0.0333916338815476" calcext:value-type="float">
            <text:p>0.0333916339</text:p>
          </table:table-cell>
          <table:table-cell/>
        </table:table-row>
        <table:table-row table:style-name="ro1">
          <table:table-cell office:value-type="string" calcext:value-type="string">
            <text:p>Church, Sandra</text:p>
          </table:table-cell>
          <table:table-cell office:value-type="float" office:value="0.03048350256751" calcext:value-type="float">
            <text:p>0.0304835026</text:p>
          </table:table-cell>
          <table:table-cell/>
        </table:table-row>
        <table:table-row table:style-name="ro1">
          <table:table-cell office:value-type="string" calcext:value-type="string">
            <text:p>Little Church Around the Corner Boys' Choir</text:p>
          </table:table-cell>
          <table:table-cell office:value-type="float" office:value="0.03045872344687" calcext:value-type="float">
            <text:p>0.0304587234</text:p>
          </table:table-cell>
          <table:table-cell/>
        </table:table-row>
        <table:table-row table:style-name="ro1">
          <table:table-cell office:value-type="string" calcext:value-type="string">
            <text:p>Kim, Lisa</text:p>
          </table:table-cell>
          <table:table-cell office:value-type="float" office:value="0.0268850602101471" calcext:value-type="float">
            <text:p>0.0268850602</text:p>
          </table:table-cell>
          <table:table-cell/>
        </table:table-row>
        <table:table-row table:style-name="ro1">
          <table:table-cell office:value-type="string" calcext:value-type="string">
            <text:p>Boys Choir of Harlem, The</text:p>
          </table:table-cell>
          <table:table-cell office:value-type="float" office:value="0.0268749463680002" calcext:value-type="float">
            <text:p>0.0268749464</text:p>
          </table:table-cell>
          <table:table-cell/>
        </table:table-row>
        <table:table-row table:style-name="ro1">
          <table:table-cell office:value-type="string" calcext:value-type="string">
            <text:p>Rosenberger, Walter</text:p>
          </table:table-cell>
          <table:table-cell office:value-type="float" office:value="0.0260970920092803" calcext:value-type="float">
            <text:p>0.026097092</text:p>
          </table:table-cell>
          <table:table-cell/>
        </table:table-row>
        <table:table-row table:style-name="ro1">
          <table:table-cell office:value-type="string" calcext:value-type="string">
            <text:p>Dicterow, Glenn</text:p>
          </table:table-cell>
          <table:table-cell office:value-type="float" office:value="0.0254328612028622" calcext:value-type="float">
            <text:p>0.0254328612</text:p>
          </table:table-cell>
          <table:table-cell/>
        </table:table-row>
        <table:table-row table:style-name="ro1">
          <table:table-cell office:value-type="string" calcext:value-type="string">
            <text:p>Brooklyn Youth Chorus</text:p>
          </table:table-cell>
          <table:table-cell office:value-type="float" office:value="0.0254328612028622" calcext:value-type="float">
            <text:p>0.0254328612</text:p>
          </table:table-cell>
          <table:table-cell/>
        </table:table-row>
        <table:table-row table:style-name="ro1">
          <table:table-cell office:value-type="string" calcext:value-type="string">
            <text:p>Dettra, Scott</text:p>
          </table:table-cell>
          <table:table-cell office:value-type="float" office:value="0.0229279158470823" calcext:value-type="float">
            <text:p>0.0229279158</text:p>
          </table:table-cell>
          <table:table-cell/>
        </table:table-row>
        <table:table-row table:style-name="ro1">
          <table:table-cell office:value-type="string" calcext:value-type="string">
            <text:p>Brook, Paige</text:p>
          </table:table-cell>
          <table:table-cell office:value-type="float" office:value="0.0201074923031286" calcext:value-type="float">
            <text:p>0.0201074923</text:p>
          </table:table-cell>
          <table:table-cell/>
        </table:table-row>
        <table:table-row table:style-name="ro1">
          <table:table-cell office:value-type="string" calcext:value-type="string">
            <text:p>Gordon, Kenneth</text:p>
          </table:table-cell>
          <table:table-cell office:value-type="float" office:value="0.0201074923031286" calcext:value-type="float">
            <text:p>0.0201074923</text:p>
          </table:table-cell>
          <table:table-cell/>
        </table:table-row>
        <table:table-row table:style-name="ro1">
          <table:table-cell office:value-type="string" calcext:value-type="string">
            <text:p>Schuster, Joseph</text:p>
          </table:table-cell>
          <table:table-cell office:value-type="float" office:value="0.0192547133077379" calcext:value-type="float">
            <text:p>0.0192547133</text:p>
          </table:table-cell>
          <table:table-cell/>
        </table:table-row>
        <table:table-row table:style-name="ro1">
          <table:table-cell office:value-type="string" calcext:value-type="string">
            <text:p>Vacchiano, William</text:p>
          </table:table-cell>
          <table:table-cell office:value-type="float" office:value="0.0190059027754797" calcext:value-type="float">
            <text:p>0.0190059028</text:p>
          </table:table-cell>
          <table:table-cell/>
        </table:table-row>
        <table:table-row table:style-name="ro1">
          <table:table-cell office:value-type="string" calcext:value-type="string">
            <text:p>Munroe, Lorne</text:p>
          </table:table-cell>
          <table:table-cell office:value-type="float" office:value="0.0185601116024708" calcext:value-type="float">
            <text:p>0.0185601116</text:p>
          </table:table-cell>
          <table:table-cell/>
        </table:table-row>
        <table:table-row table:style-name="ro1">
          <table:table-cell office:value-type="string" calcext:value-type="string">
            <text:p>Ginsberg, Marc</text:p>
          </table:table-cell>
          <table:table-cell office:value-type="float" office:value="0.0183142804811769" calcext:value-type="float">
            <text:p>0.0183142805</text:p>
          </table:table-cell>
          <table:table-cell/>
        </table:table-row>
        <table:table-row table:style-name="ro1">
          <table:table-cell office:value-type="string" calcext:value-type="string">
            <text:p>Carroll, Jon</text:p>
          </table:table-cell>
          <table:table-cell office:value-type="float" office:value="0.0180253142535141" calcext:value-type="float">
            <text:p>0.0180253143</text:p>
          </table:table-cell>
          <table:table-cell/>
        </table:table-row>
        <table:table-row table:style-name="ro1">
          <table:table-cell office:value-type="string" calcext:value-type="string">
            <text:p>Polisi, William</text:p>
          </table:table-cell>
          <table:table-cell office:value-type="float" office:value="0.0179580384959917" calcext:value-type="float">
            <text:p>0.0179580385</text:p>
          </table:table-cell>
          <table:table-cell/>
        </table:table-row>
        <table:table-row table:style-name="ro1">
          <table:table-cell office:value-type="string" calcext:value-type="string">
            <text:p>Gomberg, Harold</text:p>
          </table:table-cell>
          <table:table-cell office:value-type="float" office:value="0.016903202910837" calcext:value-type="float">
            <text:p>0.0169032029</text:p>
          </table:table-cell>
          <table:table-cell/>
        </table:table-row>
        <table:table-row table:style-name="ro1">
          <table:table-cell office:value-type="string" calcext:value-type="string">
            <text:p>Chambers, James</text:p>
          </table:table-cell>
          <table:table-cell office:value-type="float" office:value="0.0164710230612626" calcext:value-type="float">
            <text:p>0.0164710231</text:p>
          </table:table-cell>
          <table:table-cell/>
        </table:table-row>
        <table:table-row table:style-name="ro1">
          <table:table-cell office:value-type="string" calcext:value-type="string">
            <text:p>Lang, Morris</text:p>
          </table:table-cell>
          <table:table-cell office:value-type="float" office:value="0.0163676553680637" calcext:value-type="float">
            <text:p>0.0163676554</text:p>
          </table:table-cell>
          <table:table-cell/>
        </table:table-row>
        <table:table-row table:style-name="ro1">
          <table:table-cell office:value-type="string" calcext:value-type="string">
            <text:p>Corigliano, John, Sr.</text:p>
          </table:table-cell>
          <table:table-cell office:value-type="float" office:value="0.0151398051030682" calcext:value-type="float">
            <text:p>0.0151398051</text:p>
          </table:table-cell>
          <table:table-cell/>
        </table:table-row>
        <table:table-row table:style-name="ro1">
          <table:table-cell office:value-type="string" calcext:value-type="string">
            <text:p>Jaenicke, Bruno</text:p>
          </table:table-cell>
          <table:table-cell office:value-type="float" office:value="0.0145244265706763" calcext:value-type="float">
            <text:p>0.0145244266</text:p>
          </table:table-cell>
          <table:table-cell/>
        </table:table-row>
        <table:table-row table:style-name="ro1">
          <table:table-cell office:value-type="string" calcext:value-type="string">
            <text:p>Levine, Duke</text:p>
          </table:table-cell>
          <table:table-cell office:value-type="float" office:value="0.0137237383360961" calcext:value-type="float">
            <text:p>0.0137237383</text:p>
          </table:table-cell>
          <table:table-cell/>
        </table:table-row>
        <table:table-row table:style-name="ro1">
          <table:table-cell office:value-type="string" calcext:value-type="string">
            <text:p>Neubauer, Paul</text:p>
          </table:table-cell>
          <table:table-cell office:value-type="float" office:value="0.0126847874756654" calcext:value-type="float">
            <text:p>0.0126847875</text:p>
          </table:table-cell>
          <table:table-cell/>
        </table:table-row>
        <table:table-row table:style-name="ro1">
          <table:table-cell office:value-type="string" calcext:value-type="string">
            <text:p>Kurthy, Zoltan</text:p>
          </table:table-cell>
          <table:table-cell office:value-type="float" office:value="0.0126105227901241" calcext:value-type="float">
            <text:p>0.0126105228</text:p>
          </table:table-cell>
          <table:table-cell/>
        </table:table-row>
        <table:table-row table:style-name="ro1">
          <table:table-cell office:value-type="string" calcext:value-type="string">
            <text:p>Wummer, John</text:p>
          </table:table-cell>
          <table:table-cell office:value-type="float" office:value="0.0121844045048748" calcext:value-type="float">
            <text:p>0.0121844045</text:p>
          </table:table-cell>
          <table:table-cell/>
        </table:table-row>
        <table:table-row table:style-name="ro1">
          <table:table-cell office:value-type="string" calcext:value-type="string">
            <text:p>McGinnis, Robert</text:p>
          </table:table-cell>
          <table:table-cell office:value-type="float" office:value="0.0118535638912069" calcext:value-type="float">
            <text:p>0.0118535639</text:p>
          </table:table-cell>
          <table:table-cell/>
        </table:table-row>
        <table:table-row table:style-name="ro1">
          <table:table-cell office:value-type="string" calcext:value-type="string">
            <text:p>Greitzer, Sol</text:p>
          </table:table-cell>
          <table:table-cell office:value-type="float" office:value="0.011503034826319" calcext:value-type="float">
            <text:p>0.0115030348</text:p>
          </table:table-cell>
          <table:table-cell/>
        </table:table-row>
        <table:table-row table:style-name="ro1">
          <table:table-cell office:value-type="string" calcext:value-type="string">
            <text:p>Bellison, Simeon</text:p>
          </table:table-cell>
          <table:table-cell office:value-type="float" office:value="0.0114031991953338" calcext:value-type="float">
            <text:p>0.0114031992</text:p>
          </table:table-cell>
          <table:table-cell/>
        </table:table-row>
        <table:table-row table:style-name="ro1">
          <table:table-cell office:value-type="string" calcext:value-type="string">
            <text:p>Donovan, Peter</text:p>
          </table:table-cell>
          <table:table-cell office:value-type="float" office:value="0.01137371558882" calcext:value-type="float">
            <text:p>0.0113737156</text:p>
          </table:table-cell>
          <table:table-cell/>
        </table:table-row>
        <table:table-row table:style-name="ro1">
          <table:table-cell office:value-type="string" calcext:value-type="string">
            <text:p>Saporito, James</text:p>
          </table:table-cell>
          <table:table-cell office:value-type="float" office:value="0.01137371558882" calcext:value-type="float">
            <text:p>0.0113737156</text:p>
          </table:table-cell>
          <table:table-cell/>
        </table:table-row>
        <table:table-row table:style-name="ro1">
          <table:table-cell office:value-type="string" calcext:value-type="string">
            <text:p>Musiker, Lee</text:p>
          </table:table-cell>
          <table:table-cell office:value-type="float" office:value="0.01137371558882" calcext:value-type="float">
            <text:p>0.0113737156</text:p>
          </table:table-cell>
          <table:table-cell/>
        </table:table-row>
        <table:table-row table:style-name="ro1">
          <table:table-cell office:value-type="string" calcext:value-type="string">
            <text:p>Lincer, William</text:p>
          </table:table-cell>
          <table:table-cell office:value-type="float" office:value="0.0112378794612933" calcext:value-type="float">
            <text:p>0.0112378795</text:p>
          </table:table-cell>
          <table:table-cell/>
        </table:table-row>
        <table:table-row table:style-name="ro1">
          <table:table-cell office:value-type="string" calcext:value-type="string">
            <text:p>Kim, Michelle</text:p>
          </table:table-cell>
          <table:table-cell office:value-type="float" office:value="0.0107586937607492" calcext:value-type="float">
            <text:p>0.0107586938</text:p>
          </table:table-cell>
          <table:table-cell/>
        </table:table-row>
        <table:table-row table:style-name="ro1">
          <table:table-cell office:value-type="string" calcext:value-type="string">
            <text:p>Gilbert, Alan</text:p>
          </table:table-cell>
          <table:table-cell office:value-type="float" office:value="0.0107586937607492" calcext:value-type="float">
            <text:p>0.0107586938</text:p>
          </table:table-cell>
          <table:table-cell/>
        </table:table-row>
        <table:table-row table:style-name="ro1">
          <table:table-cell office:value-type="string" calcext:value-type="string">
            <text:p>De Rosa, Richard</text:p>
          </table:table-cell>
          <table:table-cell office:value-type="float" office:value="0.0107018702984348" calcext:value-type="float">
            <text:p>0.0107018703</text:p>
          </table:table-cell>
          <table:table-cell/>
        </table:table-row>
        <table:table-row table:style-name="ro1">
          <table:table-cell office:value-type="string" calcext:value-type="string">
            <text:p>Meade, Dave</text:p>
          </table:table-cell>
          <table:table-cell office:value-type="float" office:value="0.0107018702984348" calcext:value-type="float">
            <text:p>0.0107018703</text:p>
          </table:table-cell>
          <table:table-cell/>
        </table:table-row>
        <table:table-row table:style-name="ro1">
          <table:table-cell office:value-type="string" calcext:value-type="string">
            <text:p>Stevens, Lara</text:p>
          </table:table-cell>
          <table:table-cell office:value-type="float" office:value="0.0107018702984348" calcext:value-type="float">
            <text:p>0.0107018703</text:p>
          </table:table-cell>
          <table:table-cell/>
        </table:table-row>
        <table:table-row table:style-name="ro1">
          <table:table-cell office:value-type="string" calcext:value-type="string">
            <text:p>Kay, Connie</text:p>
          </table:table-cell>
          <table:table-cell office:value-type="float" office:value="0.0107018702984348" calcext:value-type="float">
            <text:p>0.0107018703</text:p>
          </table:table-cell>
          <table:table-cell/>
        </table:table-row>
        <table:table-row table:style-name="ro1">
          <table:table-cell office:value-type="string" calcext:value-type="string">
            <text:p>Harrell, Mack</text:p>
          </table:table-cell>
          <table:table-cell office:value-type="float" office:value="0.0100336663264421" calcext:value-type="float">
            <text:p>0.0100336663</text:p>
          </table:table-cell>
          <table:table-cell/>
        </table:table-row>
        <table:table-row table:style-name="ro1">
          <table:table-cell office:value-type="string" calcext:value-type="string">
            <text:p>Kohon, Benjamin</text:p>
          </table:table-cell>
          <table:table-cell office:value-type="float" office:value="0.0097770581817941" calcext:value-type="float">
            <text:p>0.0097770582</text:p>
          </table:table-cell>
          <table:table-cell/>
        </table:table-row>
        <table:table-row table:style-name="ro1">
          <table:table-cell office:value-type="string" calcext:value-type="string">
            <text:p>Druckman, Daniel</text:p>
          </table:table-cell>
          <table:table-cell office:value-type="float" office:value="0.00914119042866758" calcext:value-type="float">
            <text:p>0.0091411904</text:p>
          </table:table-cell>
          <table:table-cell/>
        </table:table-row>
        <table:table-row table:style-name="ro1">
          <table:table-cell office:value-type="string" calcext:value-type="string">
            <text:p>Underwood, Keith</text:p>
          </table:table-cell>
          <table:table-cell office:value-type="float" office:value="0.00899767188556563" calcext:value-type="float">
            <text:p>0.0089976719</text:p>
          </table:table-cell>
          <table:table-cell/>
        </table:table-row>
        <table:table-row table:style-name="ro1">
          <table:table-cell office:value-type="string" calcext:value-type="string">
            <text:p>Rollings, Matt</text:p>
          </table:table-cell>
          <table:table-cell office:value-type="float" office:value="0.00875974378345131" calcext:value-type="float">
            <text:p>0.0087597438</text:p>
          </table:table-cell>
          <table:table-cell/>
        </table:table-row>
        <table:table-row table:style-name="ro1">
          <table:table-cell office:value-type="string" calcext:value-type="string">
            <text:p>Varga, Laszlo</text:p>
          </table:table-cell>
          <table:table-cell office:value-type="float" office:value="0.00859442404941078" calcext:value-type="float">
            <text:p>0.008594424</text:p>
          </table:table-cell>
          <table:table-cell/>
        </table:table-row>
        <table:table-row table:style-name="ro1">
          <table:table-cell office:value-type="string" calcext:value-type="string">
            <text:p>Wallenstein, Alfred</text:p>
          </table:table-cell>
          <table:table-cell office:value-type="float" office:value="0.00788577103611608" calcext:value-type="float">
            <text:p>0.007885771</text:p>
          </table:table-cell>
          <table:table-cell/>
        </table:table-row>
        <table:table-row table:style-name="ro1">
          <table:table-cell office:value-type="string" calcext:value-type="string">
            <text:p>DeLoach, Marcus</text:p>
          </table:table-cell>
          <table:table-cell office:value-type="float" office:value="0.00768000226077348" calcext:value-type="float">
            <text:p>0.0076800023</text:p>
          </table:table-cell>
          <table:table-cell/>
        </table:table-row>
        <table:table-row table:style-name="ro1">
          <table:table-cell office:value-type="string" calcext:value-type="string">
            <text:p>Nazzi, Michel</text:p>
          </table:table-cell>
          <table:table-cell office:value-type="float" office:value="0.00763032560680104" calcext:value-type="float">
            <text:p>0.0076303256</text:p>
          </table:table-cell>
          <table:table-cell/>
        </table:table-row>
        <table:table-row table:style-name="ro1">
          <table:table-cell office:value-type="string" calcext:value-type="string">
            <text:p>Robbins, Gerald</text:p>
          </table:table-cell>
          <table:table-cell office:value-type="float" office:value="0.0075555867204277" calcext:value-type="float">
            <text:p>0.0075555867</text:p>
          </table:table-cell>
          <table:table-cell/>
        </table:table-row>
        <table:table-row table:style-name="ro1">
          <table:table-cell office:value-type="string" calcext:value-type="string">
            <text:p>Schola Cantorum of NY</text:p>
          </table:table-cell>
          <table:table-cell office:value-type="float" office:value="0.00721042582568966" calcext:value-type="float">
            <text:p>0.0072104258</text:p>
          </table:table-cell>
          <table:table-cell/>
        </table:table-row>
        <table:table-row table:style-name="ro1">
          <table:table-cell office:value-type="string" calcext:value-type="string">
            <text:p>Rose, Leonard</text:p>
          </table:table-cell>
          <table:table-cell office:value-type="float" office:value="0.00715233888427285" calcext:value-type="float">
            <text:p>0.0071523389</text:p>
          </table:table-cell>
          <table:table-cell/>
        </table:table-row>
        <table:table-row table:style-name="ro1">
          <table:table-cell office:value-type="string" calcext:value-type="string">
            <text:p>Rosenker, Michael</text:p>
          </table:table-cell>
          <table:table-cell office:value-type="float" office:value="0.00715233888427285" calcext:value-type="float">
            <text:p>0.0071523389</text:p>
          </table:table-cell>
          <table:table-cell/>
        </table:table-row>
        <table:table-row table:style-name="ro1">
          <table:table-cell office:value-type="string" calcext:value-type="string">
            <text:p>Okamoto, Satoshi</text:p>
          </table:table-cell>
          <table:table-cell office:value-type="float" office:value="0.00703155942919656" calcext:value-type="float">
            <text:p>0.0070315594</text:p>
          </table:table-cell>
          <table:table-cell/>
        </table:table-row>
        <table:table-row table:style-name="ro1">
          <table:table-cell office:value-type="string" calcext:value-type="string">
            <text:p>Chorus of the Mariinsky Theatre</text:p>
          </table:table-cell>
          <table:table-cell office:value-type="float" office:value="0.00683649442819993" calcext:value-type="float">
            <text:p>0.0068364944</text:p>
          </table:table-cell>
          <table:table-cell/>
        </table:table-row>
        <table:table-row table:style-name="ro1">
          <table:table-cell office:value-type="string" calcext:value-type="string">
            <text:p>Sykes, Jubilant</text:p>
          </table:table-cell>
          <table:table-cell office:value-type="float" office:value="0.00661184849312527" calcext:value-type="float">
            <text:p>0.0066118485</text:p>
          </table:table-cell>
          <table:table-cell/>
        </table:table-row>
        <table:table-row table:style-name="ro1">
          <table:table-cell office:value-type="string" calcext:value-type="string">
            <text:p>Johnson, Dean</text:p>
          </table:table-cell>
          <table:table-cell office:value-type="float" office:value="0.00661184849312527" calcext:value-type="float">
            <text:p>0.0066118485</text:p>
          </table:table-cell>
          <table:table-cell/>
        </table:table-row>
        <table:table-row table:style-name="ro1">
          <table:table-cell office:value-type="string" calcext:value-type="string">
            <text:p>Kuney, Scott</text:p>
          </table:table-cell>
          <table:table-cell office:value-type="float" office:value="0.00661184849312527" calcext:value-type="float">
            <text:p>0.0066118485</text:p>
          </table:table-cell>
          <table:table-cell/>
        </table:table-row>
        <table:table-row table:style-name="ro1">
          <table:table-cell office:value-type="string" calcext:value-type="string">
            <text:p>Engle, Lori</text:p>
          </table:table-cell>
          <table:table-cell office:value-type="float" office:value="0.00661184849312527" calcext:value-type="float">
            <text:p>0.0066118485</text:p>
          </table:table-cell>
          <table:table-cell/>
        </table:table-row>
        <table:table-row table:style-name="ro1">
          <table:table-cell office:value-type="string" calcext:value-type="string">
            <text:p>Heath, Percy</text:p>
          </table:table-cell>
          <table:table-cell office:value-type="float" office:value="0.00661184849312527" calcext:value-type="float">
            <text:p>0.0066118485</text:p>
          </table:table-cell>
          <table:table-cell/>
        </table:table-row>
        <table:table-row table:style-name="ro1">
          <table:table-cell office:value-type="string" calcext:value-type="string">
            <text:p>Carrington, Terri Lynne</text:p>
          </table:table-cell>
          <table:table-cell office:value-type="float" office:value="0.00661184849312527" calcext:value-type="float">
            <text:p>0.0066118485</text:p>
          </table:table-cell>
          <table:table-cell/>
        </table:table-row>
        <table:table-row table:style-name="ro1">
          <table:table-cell office:value-type="string" calcext:value-type="string">
            <text:p>Namen, William</text:p>
          </table:table-cell>
          <table:table-cell office:value-type="float" office:value="0.00590565233944214" calcext:value-type="float">
            <text:p>0.0059056523</text:p>
          </table:table-cell>
          <table:table-cell/>
        </table:table-row>
        <table:table-row table:style-name="ro1">
          <table:table-cell office:value-type="string" calcext:value-type="string">
            <text:p>Thomanerchor Leipzig</text:p>
          </table:table-cell>
          <table:table-cell office:value-type="float" office:value="0.00587557345317547" calcext:value-type="float">
            <text:p>0.0058755735</text:p>
          </table:table-cell>
          <table:table-cell/>
        </table:table-row>
        <table:table-row table:style-name="ro1">
          <table:table-cell office:value-type="string" calcext:value-type="string">
            <text:p>Webb, Carol</text:p>
          </table:table-cell>
          <table:table-cell office:value-type="float" office:value="0.00587557345317547" calcext:value-type="float">
            <text:p>0.0058755735</text:p>
          </table:table-cell>
          <table:table-cell/>
        </table:table-row>
        <table:table-row table:style-name="ro1">
          <table:table-cell office:value-type="string" calcext:value-type="string">
            <text:p>Westminster Symphonic Choir</text:p>
          </table:table-cell>
          <table:table-cell office:value-type="float" office:value="0.00576834066055173" calcext:value-type="float">
            <text:p>0.0057683407</text:p>
          </table:table-cell>
          <table:table-cell/>
        </table:table-row>
        <table:table-row table:style-name="ro1">
          <table:table-cell office:value-type="string" calcext:value-type="string">
            <text:p>Olsen, Stanford</text:p>
          </table:table-cell>
          <table:table-cell office:value-type="float" office:value="0.00503206562060192" calcext:value-type="float">
            <text:p>0.0050320656</text:p>
          </table:table-cell>
          <table:table-cell/>
        </table:table-row>
        <table:table-row table:style-name="ro1">
          <table:table-cell office:value-type="string" calcext:value-type="string">
            <text:p>Takebe, Yoko</text:p>
          </table:table-cell>
          <table:table-cell office:value-type="float" office:value="0.00503206562060192" calcext:value-type="float">
            <text:p>0.0050320656</text:p>
          </table:table-cell>
          <table:table-cell/>
        </table:table-row>
        <table:table-row table:style-name="ro1">
          <table:table-cell office:value-type="string" calcext:value-type="string">
            <text:p>Crooks, Richard</text:p>
          </table:table-cell>
          <table:table-cell office:value-type="float" office:value="0.00497113579107853" calcext:value-type="float">
            <text:p>0.0049711358</text:p>
          </table:table-cell>
          <table:table-cell/>
        </table:table-row>
        <table:table-row table:style-name="ro1">
          <table:table-cell office:value-type="string" calcext:value-type="string">
            <text:p>Pollain, Rene</text:p>
          </table:table-cell>
          <table:table-cell office:value-type="float" office:value="0.00476981353233179" calcext:value-type="float">
            <text:p>0.0047698135</text:p>
          </table:table-cell>
          <table:table-cell/>
        </table:table-row>
        <table:table-row table:style-name="ro1">
          <table:table-cell office:value-type="string" calcext:value-type="string">
            <text:p>Gottlieb, Gordon</text:p>
          </table:table-cell>
          <table:table-cell office:value-type="float" office:value="0.00459611900016259" calcext:value-type="float">
            <text:p>0.004596119</text:p>
          </table:table-cell>
          <table:table-cell/>
        </table:table-row>
        <table:table-row table:style-name="ro1">
          <table:table-cell office:value-type="string" calcext:value-type="string">
            <text:p>Kalish, Gilbert</text:p>
          </table:table-cell>
          <table:table-cell office:value-type="float" office:value="0.00452766544202179" calcext:value-type="float">
            <text:p>0.0045276654</text:p>
          </table:table-cell>
          <table:table-cell/>
        </table:table-row>
        <table:table-row table:style-name="ro1">
          <table:table-cell office:value-type="string" calcext:value-type="string">
            <text:p>Borg, Julianne</text:p>
          </table:table-cell>
          <table:table-cell office:value-type="float" office:value="0.00446395320279923" calcext:value-type="float">
            <text:p>0.0044639532</text:p>
          </table:table-cell>
          <table:table-cell/>
        </table:table-row>
        <table:table-row table:style-name="ro1">
          <table:table-cell office:value-type="string" calcext:value-type="string">
            <text:p>Tu, Qiang</text:p>
          </table:table-cell>
          <table:table-cell office:value-type="float" office:value="0.00446395320279923" calcext:value-type="float">
            <text:p>0.0044639532</text:p>
          </table:table-cell>
          <table:table-cell/>
        </table:table-row>
        <table:table-row table:style-name="ro1">
          <table:table-cell office:value-type="string" calcext:value-type="string">
            <text:p>Baer, Alan</text:p>
          </table:table-cell>
          <table:table-cell office:value-type="float" office:value="0.00446395320279923" calcext:value-type="float">
            <text:p>0.0044639532</text:p>
          </table:table-cell>
          <table:table-cell/>
        </table:table-row>
        <table:table-row table:style-name="ro1">
          <table:table-cell office:value-type="string" calcext:value-type="string">
            <text:p>Camerata Singers, The</text:p>
          </table:table-cell>
          <table:table-cell office:value-type="float" office:value="0.00432625549541379" calcext:value-type="float">
            <text:p>0.0043262555</text:p>
          </table:table-cell>
          <table:table-cell/>
        </table:table-row>
        <table:table-row table:style-name="ro1">
          <table:table-cell office:value-type="string" calcext:value-type="string">
            <text:p>Griffey, Anthony Dean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Erskine, Peter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Gilbert, Jane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Charlap, Bill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Alvary, Lorenzo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Wesby, Carla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Jackson, Milt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Hubbard, Tom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Moscona, Nicola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Rogers, Reuben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Schulz, Leo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Joo, Hyung-ki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Montanaro, Tony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Dworsky, Richard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Dadmun, Royal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Haines, LeRoy (Roy)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Orfeon Donostiarria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Reiff, Anton, Sr.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Philharmonic Chorus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Vichey, Luben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Marsalis, Wynton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Thomas, Russell</text:p>
          </table:table-cell>
          <table:table-cell office:value-type="float" office:value="0.00358998045546398" calcext:value-type="float">
            <text:p>0.0035899805</text:p>
          </table:table-cell>
          <table:table-cell/>
        </table:table-row>
        <table:table-row table:style-name="ro1">
          <table:table-cell office:value-type="string" calcext:value-type="string">
            <text:p>Charlston, Erik</text:p>
          </table:table-cell>
          <table:table-cell office:value-type="float" office:value="0.00315403383502466" calcext:value-type="float">
            <text:p>0.0031540338</text:p>
          </table:table-cell>
          <table:table-cell/>
        </table:table-row>
        <table:table-row table:style-name="ro1">
          <table:table-cell office:value-type="string" calcext:value-type="string">
            <text:p>Petrenko, Mikhail</text:p>
          </table:table-cell>
          <table:table-cell office:value-type="float" office:value="0.0030218680376613" calcext:value-type="float">
            <text:p>0.003021868</text:p>
          </table:table-cell>
          <table:table-cell/>
        </table:table-row>
        <table:table-row table:style-name="ro1">
          <table:table-cell office:value-type="string" calcext:value-type="string">
            <text:p>Kastner, Alfred</text:p>
          </table:table-cell>
          <table:table-cell office:value-type="float" office:value="0.0030218680376613" calcext:value-type="float">
            <text:p>0.003021868</text:p>
          </table:table-cell>
          <table:table-cell/>
        </table:table-row>
        <table:table-row table:style-name="ro1">
          <table:table-cell office:value-type="string" calcext:value-type="string">
            <text:p>Labate, Bruno</text:p>
          </table:table-cell>
          <table:table-cell office:value-type="float" office:value="0.00288417033027586" calcext:value-type="float">
            <text:p>0.0028841703</text:p>
          </table:table-cell>
          <table:table-cell/>
        </table:table-row>
        <table:table-row table:style-name="ro1">
          <table:table-cell office:value-type="string" calcext:value-type="string">
            <text:p>Pogany, Imre</text:p>
          </table:table-cell>
          <table:table-cell office:value-type="float" office:value="0.00288417033027586" calcext:value-type="float">
            <text:p>0.0028841703</text:p>
          </table:table-cell>
          <table:table-cell/>
        </table:table-row>
        <table:table-row table:style-name="ro1">
          <table:table-cell office:value-type="string" calcext:value-type="string">
            <text:p>Lloyd, David</text:p>
          </table:table-cell>
          <table:table-cell office:value-type="float" office:value="0.00288417033027586" calcext:value-type="float">
            <text:p>0.0028841703</text:p>
          </table:table-cell>
          <table:table-cell/>
        </table:table-row>
        <table:table-row table:style-name="ro1">
          <table:table-cell office:value-type="string" calcext:value-type="string">
            <text:p>Bos, Coenraad V.</text:p>
          </table:table-cell>
          <table:table-cell office:value-type="float" office:value="0.00288417033027586" calcext:value-type="float">
            <text:p>0.0028841703</text:p>
          </table:table-cell>
          <table:table-cell/>
        </table:table-row>
        <table:table-row table:style-name="ro1">
          <table:table-cell office:value-type="string" calcext:value-type="string">
            <text:p>Wadsworth, Charles</text:p>
          </table:table-cell>
          <table:table-cell office:value-type="float" office:value="0.00288417033027586" calcext:value-type="float">
            <text:p>0.0028841703</text:p>
          </table:table-cell>
          <table:table-cell/>
        </table:table-row>
        <table:table-row table:style-name="ro1">
          <table:table-cell office:value-type="string" calcext:value-type="string">
            <text:p>Walter, Bruno</text:p>
          </table:table-cell>
          <table:table-cell office:value-type="float" office:value="0.00288417033027586" calcext:value-type="float">
            <text:p>0.0028841703</text:p>
          </table:table-cell>
          <table:table-cell/>
        </table:table-row>
        <table:table-row table:style-name="ro1">
          <table:table-cell office:value-type="string" calcext:value-type="string">
            <text:p>Paur, Emil</text:p>
          </table:table-cell>
          <table:table-cell office:value-type="float" office:value="0.00288417033027586" calcext:value-type="float">
            <text:p>0.0028841703</text:p>
          </table:table-cell>
          <table:table-cell/>
        </table:table-row>
        <table:table-row table:style-name="ro1">
          <table:table-cell office:value-type="string" calcext:value-type="string">
            <text:p>Audience</text:p>
          </table:table-cell>
          <table:table-cell office:value-type="float" office:value="0.00288417033027586" calcext:value-type="float">
            <text:p>0.0028841703</text:p>
          </table:table-cell>
          <table:table-cell/>
        </table:table-row>
        <table:table-row table:style-name="ro1">
          <table:table-cell office:value-type="string" calcext:value-type="string">
            <text:p>Elliott, Kristine</text:p>
          </table:table-cell>
          <table:table-cell office:value-type="float" office:value="0.00288417033027586" calcext:value-type="float">
            <text:p>0.0028841703</text:p>
          </table:table-cell>
          <table:table-cell/>
        </table:table-row>
        <table:table-row table:style-name="ro1">
          <table:table-cell office:value-type="string" calcext:value-type="string">
            <text:p>Fitch, Douglas</text:p>
          </table:table-cell>
          <table:table-cell office:value-type="float" office:value="0.00234529811356924" calcext:value-type="float">
            <text:p>0.0023452981</text:p>
          </table:table-cell>
          <table:table-cell/>
        </table:table-row>
        <table:table-row table:style-name="ro1">
          <table:table-cell office:value-type="string" calcext:value-type="string">
            <text:p>Estrin, Harvey</text:p>
          </table:table-cell>
          <table:table-cell office:value-type="float" office:value="0.00234529811356924" calcext:value-type="float">
            <text:p>0.0023452981</text:p>
          </table:table-cell>
          <table:table-cell/>
        </table:table-row>
        <table:table-row table:style-name="ro1">
          <table:table-cell office:value-type="string" calcext:value-type="string">
            <text:p>Anastasio, Trey</text:p>
          </table:table-cell>
          <table:table-cell office:value-type="float" office:value="0.00234529811356924" calcext:value-type="float">
            <text:p>0.0023452981</text:p>
          </table:table-cell>
          <table:table-cell/>
        </table:table-row>
        <table:table-row table:style-name="ro1">
          <table:table-cell office:value-type="string" calcext:value-type="string">
            <text:p>Parks, Melissa</text:p>
          </table:table-cell>
          <table:table-cell office:value-type="float" office:value="0.00234529811356924" calcext:value-type="float">
            <text:p>0.0023452981</text:p>
          </table:table-cell>
          <table:table-cell/>
        </table:table-row>
        <table:table-row table:style-name="ro1">
          <table:table-cell office:value-type="string" calcext:value-type="string">
            <text:p>Bloom, Joshua</text:p>
          </table:table-cell>
          <table:table-cell office:value-type="float" office:value="0.00234529811356924" calcext:value-type="float">
            <text:p>0.0023452981</text:p>
          </table:table-cell>
          <table:table-cell/>
        </table:table-row>
        <table:table-row table:style-name="ro1">
          <table:table-cell office:value-type="string" calcext:value-type="string">
            <text:p>Pauley, Wilbur</text:p>
          </table:table-cell>
          <table:table-cell office:value-type="float" office:value="0.00234529811356924" calcext:value-type="float">
            <text:p>0.0023452981</text:p>
          </table:table-cell>
          <table:table-cell/>
        </table:table-row>
        <table:table-row table:style-name="ro1">
          <table:table-cell office:value-type="string" calcext:value-type="string">
            <text:p>Taylor, Clifton</text:p>
          </table:table-cell>
          <table:table-cell office:value-type="float" office:value="0.00234529811356924" calcext:value-type="float">
            <text:p>0.0023452981</text:p>
          </table:table-cell>
          <table:table-cell/>
        </table:table-row>
        <table:table-row table:style-name="ro1">
          <table:table-cell office:value-type="string" calcext:value-type="string">
            <text:p>Nelson, Judith</text:p>
          </table:table-cell>
          <table:table-cell office:value-type="float" office:value="0.00214789529032605" calcext:value-type="float">
            <text:p>0.0021478953</text:p>
          </table:table-cell>
          <table:table-cell/>
        </table:table-row>
        <table:table-row table:style-name="ro1">
          <table:table-cell office:value-type="string" calcext:value-type="string">
            <text:p>Deane, Richard</text:p>
          </table:table-cell>
          <table:table-cell office:value-type="float" office:value="0.00214789529032605" calcext:value-type="float">
            <text:p>0.0021478953</text:p>
          </table:table-cell>
          <table:table-cell/>
        </table:table-row>
        <table:table-row table:style-name="ro1">
          <table:table-cell office:value-type="string" calcext:value-type="string">
            <text:p>Barzin, Leon</text:p>
          </table:table-cell>
          <table:table-cell office:value-type="float" office:value="0.00214789529032605" calcext:value-type="float">
            <text:p>0.0021478953</text:p>
          </table:table-cell>
          <table:table-cell/>
        </table:table-row>
        <table:table-row table:style-name="ro1">
          <table:table-cell office:value-type="string" calcext:value-type="string">
            <text:p>Marshall, Wendell</text:p>
          </table:table-cell>
          <table:table-cell office:value-type="float" office:value="0.00214789529032605" calcext:value-type="float">
            <text:p>0.0021478953</text:p>
          </table:table-cell>
          <table:table-cell/>
        </table:table-row>
        <table:table-row table:style-name="ro1">
          <table:table-cell office:value-type="string" calcext:value-type="string">
            <text:p>Shaughnessy, Ed</text:p>
          </table:table-cell>
          <table:table-cell office:value-type="float" office:value="0.00214789529032605" calcext:value-type="float">
            <text:p>0.0021478953</text:p>
          </table:table-cell>
          <table:table-cell/>
        </table:table-row>
        <table:table-row table:style-name="ro1">
          <table:table-cell office:value-type="string" calcext:value-type="string">
            <text:p>Markert, Annette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Douglas, Jerry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Phillips, Mary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Hain, William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Baker, Julius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Simon, Fiona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Stone, William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Mulligan Quartet, The Gerry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O'Donovan, Aoife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Kemp, Erin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Lewis, John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Stritch, Billy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Cobb, Kevin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Kudo, Sumire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Szantho, Enid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Lipton, Martha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Barozzi, Socrate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Martin, Peter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La Porta, John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Pinter, Brigitte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Ely, Dean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Igudesman, Aleksey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Karle, Theo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Maule, Michael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Bolognini, Remo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DiGiallonardo , Christine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Lange, Hans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Kruglikov, Marina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Van Vliet, Cornelius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Merritt, Tift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Wiese, Frederick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Colvin, Shawn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Lucas, George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Watson, Jean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Cheek, John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Vinay, Ramon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Rashkis, Theresa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Duncan, Todd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Nansteel, Deborah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Morgan State University Choir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Lowe, Jack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New York Philharmonic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Simmons, E. Romayne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Fontana, Santino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Fizdale, Robert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Golde, Walter H.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Robertson, Rae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Gunn, Nathan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La Forge, Frank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Townsend, Ruth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Samonsky, Andrew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Harris, Victor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All-City Singers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Hoff, Anton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Ballard, Erin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Lamb, John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Magario, Tomiko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Apollo Club Chorus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Van Lier, Lina Coen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Janaushek, William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Casadesus, Gaby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Parnas, Leslie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Berry, Walter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Lipson Bell, Heather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Victor, Idara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Schumann, Meta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Ax, Emanuel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Wang, Linda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Rupp, Franz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Kahane, Jeffrey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Larsson, Anna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Lewis, Richard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Bach Choir of Montclair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Roberts, George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Foster, David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Nambeesan, Sreedharan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Gange, Fraser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Kunwald, Ernst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Kalhor, Kayhan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Groban, Josh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Mann, Robert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D'Amboise, Jacques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Smith, Harold Osborn</text:p>
          </table:table-cell>
          <table:table-cell office:value-type="float" office:value="0.00144208516513793" calcext:value-type="float">
            <text:p>0.0014420852</text:p>
          </table:table-cell>
          <table:table-cell/>
        </table:table-row>
        <table:table-row table:style-name="ro1">
          <table:table-cell office:value-type="string" calcext:value-type="string">
            <text:p>Carpenter, Mary Chapi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rn, Ni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astro, Mishe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oyd, Margar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ng, Lia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ner, Nadi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er, Joh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uidi, Scipio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Nair, Sylvi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th, Jerom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jan, Tatia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ans, Joh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ligan, Ger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ivar, Flo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eend, Franc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ngevin, Rober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dern Jazz Quart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rtinez, Margarit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ot, Paul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ok, Barbar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chrane, Eleanor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ccio, Mark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ber, Eleano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ttle, Kathlee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Dermott, Ker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eves, Dian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ust, Isabel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erke, Christi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gudesman &amp; Jo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rnstein, Leonar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lde, Patrici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illor, Garris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ill, Stuar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da, Franc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el, Jenni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ndon, Georg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rester, Mauree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m, Myung-H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rriman, N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celli, Andre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yle, John A.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ente, Benit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len, Bett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lcone, Mari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utch, Nath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ird, Thoma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phy, Heidi Gr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ller, Marth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zger, Ottili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lla, Theodor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ader, Georg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nay, Astri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xtresser, Jean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, Yo-Y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sdorf, Eth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zz at Lincoln Center Orchestr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thberg, Elisabet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ntzer, Susan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ugger, Jana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mith, Wellingt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lp, Juli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hittemore, Arth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ited States Marine Drum and Bugle Corp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rdica, Lilli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snes, Laur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ld, Arth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rhardt, Ele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rtlett, Ethe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'Hara, Kell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egen, Judit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horr, Friedric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wens, 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humann-Heink, Ernesti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lfe, Bets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mchenko, Alexand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spham, David Scul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ishka, Pau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tes, Sim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lff, Beverl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sen, Myo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yssinian Sanctuary Choi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ez, Jo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urt, Melani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llson, Loui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vis, Leonar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iend, Rodne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amm, Donal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binstein Club Choru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nes, Sherril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ewer, Christi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ueckgold, Gre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rfel, Bry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pleman, Gerald K.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royo, Marti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mstad, Oli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rne, Marily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nza, Ezi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sadesus, Rober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mpson, Mariett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redo, Jaim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egel, Kennet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ens, Edit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udwig, Christ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ckman, Ja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irley-Quirk, Joh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auson, Willia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oyd, Rober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ons, Jerem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bhard, Heinric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yn-Julson, Phylli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anet, Nichola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derson, Mari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hloff, Rolan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lway, Jam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binova, An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ngstaff, Joh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tral, Elizabet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ddoe, Dan F.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halski, Raymon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ne, Trud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ppet, Clark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cbeth, Flo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wnlee, Joh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ier, Waltrau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van, Cherpullesse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 Cecco, Enric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rmer, Ar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seman, Ronal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mel, Martine V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rkby-Lunn, Loui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Gaetani, J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ll, Joshu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ema, Mari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illiard String Quart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yden, Melis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efried, Irmgar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ntoni, Ro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uxon, Benjami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ssief, Kelley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41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4T22:42:22.997927889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1674" meta:object-count="0"/>
  </office:meta>
</office:document-meta>
</file>